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Standard">
      <style:paragraph-properties fo:break-before="page"/>
      <style:text-properties style:font-name="Univers 47 CondensedLight" fo:language="de" fo:country="DE"/>
    </style:style>
    <style:style style:name="P10" style:family="paragraph" style:parent-style-name="Text_20_body">
      <style:paragraph-properties fo:text-align="justify" style:justify-single-word="false"/>
      <style:text-properties style:font-name="Univers 47 CondensedLight" fo:language="de" fo:country="DE"/>
    </style:style>
    <style:style style:name="P11" style:family="paragraph" style:parent-style-name="Text_20_body">
      <style:text-properties fo:language="de" fo:country="DE"/>
    </style:style>
    <style:style style:name="P12" style:family="paragraph" style:parent-style-name="Text_20_body">
      <style:paragraph-properties fo:text-align="center" style:justify-single-word="false"/>
      <style:text-properties fo:language="de" fo:country="DE"/>
    </style:style>
    <style:style style:name="P13" style:family="paragraph" style:parent-style-name="Text_20_body">
      <style:paragraph-properties fo:text-align="start" style:justify-single-word="false"/>
      <style:text-properties fo:language="de" fo:country="DE"/>
    </style:style>
    <style:style style:name="P14" style:family="paragraph" style:parent-style-name="Text_20_body">
      <style:paragraph-properties fo:text-align="justify" style:justify-single-word="false"/>
      <style:text-properties fo:language="de" fo:country="D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17"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8"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9"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0"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1" style:family="paragraph" style:parent-style-name="Text_20_body" style:master-page-name="">
      <style:paragraph-properties fo:margin-left="0.51cm" fo:margin-right="0cm" fo:margin-top="0cm" fo:margin-bottom="0.212cm" fo:keep-together="auto" fo:hyphenation-ladder-count="no-limit" fo:text-indent="-0.51cm" style:auto-text-indent="false" style:page-number="auto"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Text_20_body" style:master-page-name="">
      <style:paragraph-properties fo:margin-left="0.51cm" fo:margin-right="0cm" fo:margin-top="0cm" fo:margin-bottom="0.212cm" fo:text-align="start" style:justify-single-word="false" fo:keep-together="auto" fo:hyphenation-ladder-count="no-limit" fo:text-indent="-0.51cm" style:auto-text-indent="false" style:page-number="auto"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3"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4" style:family="paragraph" style:parent-style-name="Standard" style:list-style-name="L3">
      <style:text-properties fo:font-variant="normal" fo:text-transform="none" fo:color="#262626" style:font-name="Univers 47 CondensedLight" fo:font-size="12pt" fo:letter-spacing="normal" fo:language="de" fo:country="DE" fo:font-style="normal" fo:font-weight="normal"/>
    </style:style>
    <style:style style:name="P25" style:family="paragraph" style:parent-style-name="Standard" style:list-style-name="L2">
      <style:text-properties style:font-name="Univers 47 CondensedLight" fo:language="de" fo:country="DE"/>
    </style:style>
    <style:style style:name="P26" style:family="paragraph" style:parent-style-name="Text_20_body" style:list-style-name="L4">
      <style:paragraph-properties fo:text-align="start" style:justify-single-word="false"/>
      <style:text-properties style:font-name="Univers 47 CondensedLight" fo:language="de" fo:country="DE"/>
    </style:style>
    <style:style style:name="P27" style:family="paragraph" style:parent-style-name="Text_20_body" style:list-style-name="L5">
      <style:paragraph-properties fo:text-align="start" style:justify-single-word="false"/>
      <style:text-properties style:font-name="Univers 47 CondensedLight" fo:language="de" fo:country="DE"/>
    </style:style>
    <style:style style:name="P28" style:family="paragraph" style:parent-style-name="Text_20_body" style:list-style-name="L5">
      <style:paragraph-properties fo:text-align="start" style:justify-single-word="false"/>
      <style:text-properties fo:language="de" fo:country="DE"/>
    </style:style>
    <style:style style:name="P29"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hyphenate="true" fo:hyphenation-remain-char-count="2" fo:hyphenation-push-char-count="2"/>
    </style:style>
    <style:style style:name="P30"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31" style:family="paragraph" style:parent-style-name="Heading_20_2">
      <style:text-properties fo:language="de" fo:country="DE"/>
    </style:style>
    <style:style style:name="P32" style:family="paragraph" style:parent-style-name="Heading_20_2">
      <style:paragraph-properties fo:break-before="page"/>
      <style:text-properties fo:language="de" fo:country="DE"/>
    </style:style>
    <style:style style:name="P33" style:family="paragraph" style:parent-style-name="Heading_20_3">
      <style:text-properties fo:language="de" fo:country="DE"/>
    </style:style>
    <style:style style:name="P34" style:family="paragraph" style:parent-style-name="Heading_20_1">
      <style:paragraph-properties fo:text-align="center" style:justify-single-word="false"/>
      <style:text-properties style:font-name="Univers 47 CondensedLight" fo:language="de" fo:country="DE"/>
    </style:style>
    <style:style style:name="T1" style:family="text">
      <style:text-properties style:font-name="Univers 47 CondensedLight"/>
    </style:style>
    <style:style style:name="T2" style:family="text">
      <style:text-properties style:font-name="Univers 47 CondensedLight" fo:language="en" fo:country="US"/>
    </style:style>
    <style:style style:name="T3" style:family="text">
      <style:text-properties style:font-name="Univers 47 CondensedLight" fo:language="de" fo:country="DE"/>
    </style:style>
    <style:style style:name="T4" style:family="text">
      <style:text-properties fo:font-variant="normal" fo:text-transform="none" fo:color="#262626" style:font-name="Univers 47 CondensedLight" fo:font-size="12pt" fo:letter-spacing="normal" fo:font-style="normal" fo:font-weight="normal"/>
    </style:style>
    <style:style style:name="T5" style:family="text">
      <style:text-properties fo:font-variant="normal" fo:text-transform="none" fo:color="#262626" style:font-name="Univers 47 CondensedLight" fo:font-size="12pt" fo:letter-spacing="normal" fo:language="de" fo:country="DE" fo:font-style="normal" fo:font-weight="normal"/>
    </style:style>
    <style:style style:name="T6" style:family="text">
      <style:text-properties fo:font-variant="normal" fo:text-transform="none" fo:color="#262626" fo:font-size="12pt" fo:letter-spacing="normal" fo:font-style="normal" fo:font-weight="normal"/>
    </style:style>
    <style:style style:name="T7" style:family="text">
      <style:text-properties fo:font-variant="normal" fo:text-transform="none" fo:color="#262626" fo:font-size="12pt" fo:letter-spacing="normal" fo:language="de" fo:country="DE" fo:font-style="normal" fo:font-weight="normal"/>
    </style:style>
    <style:style style:name="T8" style:family="text">
      <style:text-properties fo:font-variant="normal" fo:text-transform="none" fo:color="#262626" style:text-line-through-style="none" style:font-name="Univers 47 CondensedLight" fo:font-size="12pt" fo:letter-spacing="normal" fo:language="de" fo:country="DE" fo:font-style="normal" style:text-underline-style="none" fo:font-weight="normal" style:text-blinking="false"/>
    </style:style>
    <style:style style:name="T9" style:family="text">
      <style:text-properties fo:language="de" fo:country="DE"/>
    </style:style>
    <style:style style:name="T10" style:family="text">
      <style:text-properties style:use-window-font-color="true"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Das geschlechtergerechte Neutrum</text:h>
      <text:h text:style-name="P31" text:outline-level="2">Ausgangslage</text:h>
      <text:p text:style-name="Standard"><text:span text:style-name="T3">Es gibt mittlerweile einen ganzen Strauß von Möglichkeiten unsere deutsche Sprache geschlechtergerecht zu gestalten. Die Gesellschaft für deutsche Sprache (GfdS) führt mittlerweile über 20 Varianten und Untervarianten auf </text:span><text:span text:style-name="T3">(</text:span><text:a xlink:type="simple" xlink:href="https://gfds.de/standpunkt-der-gfds-zu-einer-geschlechtergerechten-sprache/" text:style-name="Internet_20_link" text:visited-style-name="Visited_20_Internet_20_Link"><text:span text:style-name="T1">GfdS, 2020</text:span></text:a><text:span text:style-name="T3">).</text:span><text:span text:style-name="T3"> Derzeit scheint allerdings noch keine Form gefunden, die allgemein akzeptiert ist. Das Feld ist offen für neue, bessere Formen. Es existiert auch kein Gremium, welche eine Form für den Gebrauch als verbindlich festlegt. </text:span></text:p>
      <text:p text:style-name="P8"><text:span text:style-name="T1">Wohl aber haben verschiedene Gremien einen Großteil dieser Möglichkeiten bereits als nicht empfehlenswert beurteilt. Von der GfdS selbst werden nur folgende drei Varianten empfohlen: die Doppelnennung, die Schrägstrichlösung und Ersatzformen. </text:span><text:span text:style-name="T4">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span text:style-name="T4">(</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4">) </text:span><text:span text:style-name="T4">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zieht die GfdS die Kriterien des Rates für deutsche Rechtschreibung (RfdR) heran, anhand derer die Eignung einer geschlechtergerechten Sprache gemessen werden kann.</text:p>
      <text:p text:style-name="P6">Demnach sollte sie</text:p>
      <text:list xml:id="list5170477156047194404" text:style-name="L1">
        <text:list-item>
          <text:p text:style-name="P23">sachlich korrekt sein,</text:p>
        </text:list-item>
        <text:list-item>
          <text:p text:style-name="P23">verständlich und lesbar sein,</text:p>
        </text:list-item>
        <text:list-item>
          <text:p text:style-name="P23">vorlesbar sein (mit Blick auf die Altersentwicklung der Bevölkerung und die Tendenz in den Medien, Texte in vorlesbarer Form zur Verfügung zu stellen,</text:p>
        </text:list-item>
        <text:list-item>
          <text:p text:style-name="P23">Rechtssicherheit und Eindeutigkeit gewährleisten,</text:p>
        </text:list-item>
        <text:list-item>
          <text:p text:style-name="P23">übertragbar sein im Hinblick auf deutschsprachige Länder mit mehreren Amts-und Minderheitensprachen (Schweiz, Bozen-Südtirol, Ostbelgien; aber für regionale Amts- und Minderheitensprachen auch Österreich und Deutschland),</text:p>
        </text:list-item>
        <text:list-item>
          <text:p text:style-name="P23">für die Lesenden bzw. Hörenden die Möglichkeit zur Konzentration auf die wesentlichen Sachverhalte und Kerninformationen sicherstellen.</text:p>
        </text:list-item>
        <text:list-item>
          <text:p text:style-name="P23">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hat <text:s/>(<text:a xlink:type="simple" xlink:href="https://www.rechtschreibrat.com/DOX/rfdr_PM_2021-03-26_Geschlechtergerechte_Schreibung.pdf" text:style-name="Internet_20_link" text:visited-style-name="Visited_20_Internet_20_Link">RfdR, 2021</text:a>).</text:p>
      <text:p text:style-name="P3"/>
      <text:p text:style-name="P9">Es darf in der Diskussion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6101403527292477359" text:style-name="L2">
        <text:list-item>
          <text:p text:style-name="P25">Menschen mit Schwierigkeiten bezüglich des Leseverständnisses, z.B. Dyslexie, LRS</text:p>
        </text:list-item>
        <text:list-item>
          <text:p text:style-name="P25">Menschen mit einer Beeinträchtigung des Hörapparats </text:p>
        </text:list-item>
        <text:list-item>
          <text:p text:style-name="P25">Menschen die Deutsch als Fremdsprache erst erlernen</text:p>
        </text:list-item>
        <text:list-item>
          <text:p text:style-name="P25">Menschen mit Sehbehinderung und blinde Menschen, diese sind auf Screenreader angewiesen, welche Texte am Computer in gesprochene Sprache umwandeln oder auf einer Braille-Zeile ausgeben.</text:p>
        </text:list-item>
      </text:list>
      <text:p text:style-name="P3">Vor diesem Hintergrund erhalten die Forderungen des RfdR nach V<text:span text:style-name="T6">erständlichkeit, Lesbarkeit, Vorlesbarkeit, Lernbarkeit und Konzentration auf Kerninformationen besonderes Gewicht. Der Deutsche Blinden- und Sehbehindertenverband e.V (DBSV) beispielsweise schreibt dazu: „Gendern durch Sonderzeichen und Typografie, Beispiele:</text:span></text:p>
      <text:list xml:id="list8417367035835240639" text:style-name="L3">
        <text:list-item>
          <text:p text:style-name="P24">Mitarbeiter_innen</text:p>
        </text:list-item>
        <text:list-item>
          <text:p text:style-name="P24">Mitarbeiter/-innen</text:p>
        </text:list-item>
        <text:list-item>
          <text:p text:style-name="P24">MitarbeiterInnen</text:p>
        </text:list-item>
        <text:list-item>
          <text:p text:style-name="P24">Mitarbeiter*innen</text:p>
        </text:list-item>
        <text:list-item>
          <text:p text:style-name="P24">Mitarbeiter:innen</text:p>
        </text:list-item>
      </text:list>
      <text:p text:style-name="P2"><text:span text:style-name="T7">ist nicht zu empfehlen. [sic]“ (</text:span><text:a xlink:type="simple" xlink:href="https://www.dbsv.org/gendern.html#gendern" text:style-name="Internet_20_link" text:visited-style-name="Visited_20_Internet_20_Link">DBSV, 2021</text:a><text:span text:style-name="T7">)</text:span></text:p>
      <text:p text:style-name="P6">Die Sinnhaftigkeit einer Veränderungen des Sprachgebrauchs im Sinn der Geschlechtergerechtigkeit soll in diesem Artikel nicht diskutiert werden, hier gibt es divergierende Ansichten unter Sprachwissenschaftlern. Es ist aber festzuhalten, dass die gewachsene Sprache wohl die Kriterien des RfdR zu erfüllen scheint und dass Veränderungen nicht Verschlechterungen gegenüber dessen Kriterien darstellen sollten. Somit scheint es empfehlenswert, Eingriffe sehr behutsam vorzunehmen. Die Fülle an gescheiterten Versuchen, die Sprache im Sinne der Geschlechtergerechtigkeit zu reglementieren, macht dies sehr deutlich. In der Folge wird gezeigt, wie eine simple und logische Vorgehensweise zu einem tragfähigen Ansatz bei minimalen Änderungen führt.</text:p>
      <text:h text:style-name="P31" text:outline-level="2"/>
      <text:h text:style-name="P32" text:outline-level="2">Hinführung und Kernregeln</text:h>
      <text:p text:style-name="P3">Im Kern geht es bei der geschlechtergerechten Sprache um das generische Maskulinum, mit dem bislang sämtliche Geschlechter erfasst werden, was aber auch mit dem männlichen Geschlecht assoziiert wird. Es soll ersetzt werden. Wenn nun also das Maskulinum alle Geschlechter außer dem männlichen, das Femininum alle außer dem weiblichen ausschließt, bleibt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und das Geschwister zerschlagen. Diese Begriffe sind geschlechtslos und für jeden Menschen angebracht, ohne irgendein Geschlecht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nicht die zwei Buchstaben „in“ die maskuline Form in die feminine Form überführt, sondern nur das „i“ verwendet wird, und damit eine geschlechtergerechte Zwischenform entsteht:</text:p>
      <text:p text:style-name="P4">das Studenti</text:p>
      <text:p text:style-name="P3">Der Plural wird gebildet, wie im Deutschen für Wörter, die auf a, i, o oder u enden üblich,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p text:style-name="P5">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4">der Vorsitzende, die Vorsitzende → <text:s/>das Vorsitzendi</text:p>
      <text:p text:style-name="P5">Für Personenbezeichnungen mit der Endung „ling“ gibt es keine weibliche Form (mehr), hier versagen die derzeit verwendeten Formen geschlechtergerechter Schreibung. Das geschlechtergerechte Neutrum bietet durch die Konsequente Endung „i“ auch hierfür eine Lösung:</text:p>
      <text:p text:style-name="P4">Liebling, Prüfling, Häftling → Liebli, Prüfli, Häftli</text:p>
      <text:p text:style-name="P3">Damit sind die Kernregeln für das geschlechtergerechte Neutrum bereits dargestellt.</text:p>
      <text:h text:style-name="P32" text:outline-level="2">Vorangegangene Arbeiten und Analogien</text:h>
      <text:h text:style-name="P33" text:outline-level="3">Luise Pusch</text:h>
      <text:p text:style-name="Text_20_body"><text:span text:style-name="T3">Die Begründerin der feministischen Linguistik, Luise Pusch, entwickelte</text:span><text:span text:style-name="T9"> bereits </text:span><text:span text:style-name="T3">1980 Vorschlag, der dem geschlechtergerechten Neutrum schon nahe kommt, nämlich die femininen Wortendungen abzuschaffen und das Neutrum zu nutzen. Hier ein Beispiel aus dem weiter unten genannten Artikel:</text:span></text:p>
      <text:p text:style-name="P11"><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3">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9">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9">).</text:span></text:p>
      <text:p text:style-name="Text_20_body"><text:span text:style-name="T9">Zum Gendersternchen hat Luise Pusch übrigens folgende Meinung: „Und das ist ein Fehler: Männer bekommen damit den Wortstamm und die Frauen wieder bloß die blöde Endung –innen.“</text:span><text:span text:style-name="T10"> (</text:span><text:a xlink:type="simple" xlink:href="https://www.genderleicht.de/luise-f-pusch-und-der-genderstern/" text:style-name="Internet_20_link" text:visited-style-name="Visited_20_Internet_20_Link">Olderdissen, 2020</text:a><text:span text:style-name="T10">)</text:span></text:p>
      <text:h text:style-name="P33" text:outline-level="3">Thomas Kronschläger</text:h>
      <text:p text:style-name="P11">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2">das Study, die Studys</text:p>
      <text:p text:style-name="P14">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4">Rates für deutsche Rechtschreibung nach Lesbarkeit und Vorlesbarkeit.</text:span></text:p>
      <text:p text:style-name="P15"><text:span text:style-name="T5">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5">). Erscheint der Unterschied zum geschlechtergerechten Neutrum vielleicht klein, so wird doch deutlich, dass Letzteres genau das Gewünschte erreicht: alle Geschlechter werden explizit inkludiert. </text:span></text:p>
      <text:p text:style-name="P16">Zudem ist das geschlechtergerechten Neutrum leichter gleichberechtigt aus der männlichen oder weiblichen Form im üblichen Sprachfluss abzuleiten, und es muss nicht erst der Wortstamm ermittelt werden, was teilweise schwierig und fehlerträchtig ist.</text:p>
      <text:h text:style-name="P31" text:outline-level="2">Schwedisch</text:h>
      <text:p text:style-name="Text_20_body"><text:span text:style-name="T9">Im Schwedischen gibt es nur zwei Genera, das Utrum und das Neutrum, die nicht einem weiblichen oder männlichen Geschlecht zugeordnet werden. Es gibt aber die beiden Pronomina „han“ (er) und „hon“ (sie). Es gab kein Pronomen mit dem Menschen inkludiert werden konnten, die sich keinem Geschlecht zuordnen. Ab 2020 wurde hierfür das neue Pronomen „hen“ eingeführt (</text:span><text:a xlink:type="simple" xlink:href="https://gfds.de/gendering-im-schwedischen/" text:style-name="Internet_20_link" text:visited-style-name="Visited_20_Internet_20_Link">Nordström, 2020</text:a><text:span text:style-name="T3">)</text:span><text:span text:style-name="T9">, was bezüglich des Vokals zwischen der männlichen und der weiblichen Form liegt, analog zum, geschlechtergerechte Neutrum, . Seit April 2015 steht es auch im offiziellen Wörterbuch der schwedischen Sprache „Svenska Akademiens ordlista“.</text:span></text:p>
      <text:h text:style-name="P32" text:outline-level="2">Prüfung</text:h>
      <text:p text:style-name="P11">Das geschlechtergerechte Neutrum soll in diesem Abschnitt gegen Beispiele aus der Literatur geprüft werden, die sich mit den Möglichkeiten und Probleme der geschlechtergerechten Sprache beschäftigen.</text:p>
      <text:list xml:id="list6665073655886676171" text:style-name="L4">
        <text:list-item>
          <text:p text:style-name="P26">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5652843684009699845" text:style-name="L5">
        <text:list-item>
          <text:p text:style-name="P28"><text:span text:style-name="T1">Schrägstrichlösung (Kubelik 2016, 10:24)<text:line-break/>Aus einem Deutschbuch für die Unterstufe: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27">Ersatzform Substantivierte Partizipien (GfdS, 2020)<text:line-break/>Anders als bei Student (Studierender), lassen sich oft keine Ersatzformen bilden, z.B. für Schüler, Kollege, Autor etc.<text:line-break/>→ <text:s/>Schüleri, Kollegi, Autori</text:p>
        </text:list-item>
        <text:list-item>
          <text:p text:style-name="P27">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27">„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28">Beim oben bereits ausgeführten Beispiel (Pusch, 1987) ist bekannt, dass Bara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3"><text:soft-page-break/>Zur weiteren Prüfung folgen Beispiele, die das geneigte Leseri bitte selbst nach anderen Methoden in eine geschlechtergerechte Form zu bringen versuchen soll, und die Auflösung mit geschlechtergerechtem Neutrum</text:p>
      <text:list xml:id="list35384065" text:continue-numbering="true" text:style-name="L5">
        <text:list-item>
          <text:p text:style-name="P27">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28">„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27">„In einer Ehe sollen beide Partner gleichberechtigt sein“ (Kubelik, 2015, S.105)<text:line-break/>→ „In einer Ehe sollen beide Partneris gleichberechtigt sein“</text:p>
        </text:list-item>
        <text:list-item>
          <text:p text:style-name="P27">„Frauen sind die besseren Autofahrer“ (Kubelik, 2015, S.105)<text:line-break/>→ „Frauen sind die besseren Autofahreris“</text:p>
        </text:list-item>
      </text:list>
      <text:h text:style-name="P31" text:outline-level="2">Fazit</text:h>
      <text:p text:style-name="P11">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10">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also unsere Sprache. </text:p>
      <text:p text:style-name="P10">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1">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4">Folglich</text:span> ist das geschlechtergerechte Neutrum für den Einsatz an Bildungseinrichtungen dringend zu empfehlen um von dort seinen Weg in die allgemeine deutsche Sprachkultur zu finden.</text:p>
      <text:p text:style-name="P11">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 (RfdR, 2021)</text:p>
      <text:h text:style-name="P31" text:outline-level="2"><text:soft-page-break/>Quellen</text:h>
      <text:p text:style-name="P22">BverfG (Bundesverfassungsgericht), Beschluss des Ersten Senats vom 10. Oktober 2017, 2017, <text:a xlink:type="simple" xlink:href="https://www.bundesverfassungsgericht.de/SharedDocs/Downloads/DE/2017/10/rs20171010_1bvr201916.pdf?__blob=publicationFile&amp;v=2" text:style-name="Internet_20_link" text:visited-style-name="Visited_20_Internet_20_Link">https://www.bundesverfassungsgericht.de/SharedDocs/Downloads/DE/2017/10/rs20171010_1bvr201916.pdf?__blob=publicationFile&amp;v=2</text:a>, Zugriff 12.5.2021</text:p>
      <text:p text:style-name="P18">DBSV (Deutscher Blinden- und Sehbehindertenverband e.V), 2019, <text:s text:c="2"/><text:a xlink:type="simple" xlink:href="https://www.dbsv.org/gendern.html#gendern" text:style-name="Internet_20_link" text:visited-style-name="Visited_20_Internet_20_Link">https://www.dbsv.org/gendern.html#gendern</text:a>, Zugriff 12.5.2021</text:p>
      <text:p text:style-name="P21"><text:span text:style-name="T3">GfdS (Gesellschaft für deutsche Sprache), Leitlinien der GfdS zu den Möglichkeiten des Genderings, </text:span><text:span text:style-name="T2">2020</text:span><text:span text:style-name="T3">, <text:s/></text:span><text:a xlink:type="simple" xlink:href="https://gfds.de/standpunkt-der-gfds-zu-einer-geschlechtergerechten-sprache/" text:style-name="Internet_20_link" text:visited-style-name="Visited_20_Internet_20_Link">https://gfds.de/standpunkt-der-gfds-zu-einer-geschlechtergerechten-sprache/</text:a><text:span text:style-name="T3">, Zugriff 12.5.2021</text:span></text:p>
      <text:p text:style-name="P19">Kronschläger, Thomas, 2020, <text:s/><text:a xlink:type="simple" xlink:href="https://www.researchgate.net/publication/343974830_Entgendern_nach_Phettberg_im_Uberblick" text:style-name="Internet_20_link" text:visited-style-name="Visited_20_Internet_20_Link">https://www.researchgate.net/publication/343974830_Entgendern_nach_Phettberg_im_Uberblick</text:a>, Zugriff 12.5.2021</text:p>
      <text:p text:style-name="P17">Kubelik, Thomas, „Genug Gegendert“, Projekte Verlag, Rudolstadt, 2015</text:p>
      <text:p text:style-name="P30"><text:span text:style-name="T5">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9">https://www.youtube.com/watch?v=Ri-kVYDTEAk</text:span></text:a><text:span text:style-name="T3">, Zugriff 12.5.2021</text:span></text:p>
      <text:p text:style-name="P29"><text:span text:style-name="T3">Nordström, Jackie, Gendering im Schwedischen, 2020, </text:span><text:a xlink:type="simple" xlink:href="https://gfds.de/gendering-im-schwedischen/" text:style-name="Internet_20_link" text:visited-style-name="Visited_20_Internet_20_Link">https://gfds.de/gendering-im-schwedischen/</text:a><text:span text:style-name="T3">, Zugriff 13.5.2021</text:span></text:p>
      <text:p text:style-name="P29"><text:span text:style-name="T5">Olderdissen, Christine, </text:span><text:span text:style-name="T8">Luise F. Pusch und der Genderstern, 2020,</text:span><text:span text:style-name="T5"> </text:span><text:a xlink:type="simple" xlink:href="https://www.genderleicht.de/luise-f-pusch-und-der-genderstern/" text:style-name="Internet_20_link" text:visited-style-name="Visited_20_Internet_20_Link"><text:span text:style-name="T9">https://www.genderleicht.de/luise-f-pusch-und-der-genderstern/</text:span></text:a><text:span text:style-name="T3">, Zugriff 12.5.2021</text:span></text:p>
      <text:p text:style-name="P20"><text:span text:style-name="T5">Pusch, Luise, Totale Feminisierung, in Frau ohne Herz: feministische Lesbenzeitschrift, 1987, </text:span><text:a xlink:type="simple" xlink:href="https://www.e-periodica.ch/cntmng?pid=les-002:1987:0::96" text:style-name="Internet_20_link" text:visited-style-name="Visited_20_Internet_20_Link"><text:span text:style-name="T9">https://www.e-periodica.ch/cntmng?pid=les-002:1987:0::96</text:span></text:a><text:span text:style-name="T3">, Zugriff 12.5.2021</text:span></text:p>
      <text:p text:style-name="P20"><text:span text:style-name="T5">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https://www.rechtschreibrat.com/DOX/rfdr_PM_2021-03-26_Geschlechtergerechte_Schreibung.pdf</text:a><text:span text:style-name="T5">, Zugriff 12.5.2021</text:span></text:p>
      <text:p text:style-name="P18">Schwarzer, Matthias, „Ärztys“ statt „Ärzt*innen“: Ein Sprachwissenschaftler will das Gendern verändern, 2021, <text:a xlink:type="simple" xlink:href="https://www.rnd.de/medien/arztys-statt-arztinnen-ein-sprachwissenschaftler-will-das-gendern-verandern-YPQ55WPIAFGSJHL4LGRJOSNVAI.html" text:style-name="Internet_20_link" text:visited-style-name="Visited_20_Internet_20_Link">https://www.rnd.de/medien/arztys-statt-arztinnen-ein-sprachwissenschaftler-will-das-gendern-verandern-YPQ55WPIAFGSJHL4LGRJOSNVAI.html</text:a>, Zugriff 12.5.20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3T15:17:17.94</dc:date>
    <dc:creator>Jirka Dell'Oro-Friedl</dc:creator>
    <meta:editing-duration>P4DT11H20M29S</meta:editing-duration>
    <meta:editing-cycles>59</meta:editing-cycles>
    <meta:generator>OpenOffice/4.1.5$Win32 OpenOffice.org_project/415m1$Build-9789</meta:generator>
    <meta:document-statistic meta:table-count="0" meta:image-count="0" meta:object-count="0" meta:page-count="7" meta:paragraph-count="95" meta:word-count="2724" meta:character-count="21202"/>
  </office:meta>
</office:document-meta>
</file>